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2000000020B46FBCDFFDF3C0F2.png" manifest:media-type="image/png"/>
  <manifest:file-entry manifest:full-path="Pictures/100000010000002000000020D63F6BC72C2C93A7.png" manifest:media-type="image/png"/>
  <manifest:file-entry manifest:full-path="Pictures/100000010000002000000020B6C9D9A704FBE8C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0.847cm" svg:height="0.847cm" draw:z-index="0"><draw:image xlink:href="Pictures/100000010000002000000020B46FBCDFFDF3C0F2.png" xlink:type="simple" xlink:show="embed" xlink:actuate="onLoad" draw:mime-type="image/png"/></draw:frame><draw:frame draw:style-name="fr1" draw:name="Image2" text:anchor-type="char" svg:x="8.103cm" svg:y="1.588cm" svg:width="0.847cm" svg:height="0.847cm" draw:z-index="1"><draw:image xlink:href="Pictures/100000010000002000000020D63F6BC72C2C93A7.png" xlink:type="simple" xlink:show="embed" xlink:actuate="onLoad" draw:mime-type="image/png"/></draw:frame><draw:frame draw:style-name="fr3" draw:name="Object1" text:anchor-type="char" svg:x="8.158cm" svg:y="3.307cm" svg:width="0.633cm" svg:height="0.633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3" text:anchor-type="char" svg:x="8.128cm" svg:y="4.948cm" svg:width="0.903cm" svg:height="0.903cm" draw:z-index="3"><draw:image xlink:href="Pictures/100000010000002000000020B6C9D9A704FBE8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3T16:34:08.862000000</meta:creation-date>
    <dc:date>2022-11-03T16:40:12.598000000</dc:date>
    <meta:editing-duration>PT1M55S</meta:editing-duration>
    <meta:editing-cycles>1</meta:editing-cycles>
    <meta:document-statistic meta:table-count="0" meta:image-count="3" meta:object-count="1" meta:page-count="1" meta:paragraph-count="0" meta:word-count="0" meta:character-count="0" meta:non-whitespace-character-count="0"/>
    <meta:generator>LibreOfficeDev/7.5.0.0.alpha0$Windows_X86_64 LibreOffice_project/5c8934809ac60488d6160e27ff5962350c612a09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1" style:family="text">
      <style:text-properties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est Test Test</text:span>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